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2.9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9.93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808080"/>
      <style:text-properties fo:color="#999999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fo:background-color="#808080"/>
      <style:text-properties fo:color="#9999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number-columns-repeated="1017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GO Term</text:p>
          </table:table-cell>
          <table:table-cell office:value-type="string" calcext:value-type="string">
            <text:p>Term 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Genes</text:p>
          </table:table-cell>
          <table:table-cell office:value-type="string" calcext:value-type="string">
            <text:p>List Total</text:p>
          </table:table-cell>
          <table:table-cell office:value-type="string" calcext:value-type="string">
            <text:p>Pop Hits</text:p>
          </table:table-cell>
          <table:table-cell office:value-type="string" calcext:value-type="string">
            <text:p>Pop Total</text:p>
          </table:table-cell>
          <table:table-cell office:value-type="string" calcext:value-type="string">
            <text:p>Fold Enrichment</text:p>
          </table:table-cell>
          <table:table-cell office:value-type="string" calcext:value-type="string">
            <text:p>Bonferroni</text:p>
          </table:table-cell>
          <table:table-cell office:value-type="string" calcext:value-type="string">
            <text:p>Benjamini</text:p>
          </table:table-cell>
          <table:table-cell office:value-type="string" calcext:value-type="string">
            <text:p>FD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48731</text:p>
          </table:table-cell>
          <table:table-cell office:value-type="string" calcext:value-type="string">
            <text:p>system development</text:p>
          </table:table-cell>
          <table:table-cell office:value-type="float" office:value="16" calcext:value-type="float">
            <text:p>16</text:p>
          </table:table-cell>
          <table:table-cell office:value-type="float" office:value="41.025641025641" calcext:value-type="float">
            <text:p>41.0256410256</text:p>
          </table:table-cell>
          <table:table-cell office:value-type="float" office:value="0.000433067538471025" calcext:value-type="float">
            <text:p>4.33E-04</text:p>
          </table:table-cell>
          <table:table-cell office:value-type="string" calcext:value-type="string">
            <text:p>GDA, CEBPE, STAR, MYL1, KRT13, BCAN, HOMER1, LAMA2, AFP, AHSP, KRT14, BAI2, APOH, CNTNAP2, 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2330" calcext:value-type="float">
            <text:p>2330</text:p>
          </table:table-cell>
          <table:table-cell office:value-type="float" office:value="14116" calcext:value-type="float">
            <text:p>14116</text:p>
          </table:table-cell>
          <table:table-cell office:value-type="float" office:value="2.55089225208945" calcext:value-type="float">
            <text:p>2.5508922521</text:p>
          </table:table-cell>
          <table:table-cell table:number-columns-repeated="2" office:value-type="float" office:value="0.202369817271874" calcext:value-type="float">
            <text:p>0.2023698173</text:p>
          </table:table-cell>
          <table:table-cell office:value-type="float" office:value="0.625581049627089" calcext:value-type="float">
            <text:p>0.62558104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48856</text:p>
          </table:table-cell>
          <table:table-cell office:value-type="string" calcext:value-type="string">
            <text:p>anatomical structure development</text:p>
          </table:table-cell>
          <table:table-cell office:value-type="float" office:value="16" calcext:value-type="float">
            <text:p>16</text:p>
          </table:table-cell>
          <table:table-cell office:value-type="float" office:value="41.025641025641" calcext:value-type="float">
            <text:p>41.0256410256</text:p>
          </table:table-cell>
          <table:table-cell office:value-type="float" office:value="0.00104974744901441" calcext:value-type="float">
            <text:p>1.05E-03</text:p>
          </table:table-cell>
          <table:table-cell office:value-type="string" calcext:value-type="string">
            <text:p>GDA, CEBPE, STAR, MYL1, KRT13, BCAN, HOMER1, LAMA2, AFP, AHSP, KRT14, BAI2, APOH, CNTNAP2, 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2527" calcext:value-type="float">
            <text:p>2527</text:p>
          </table:table-cell>
          <table:table-cell office:value-type="float" office:value="14116" calcext:value-type="float">
            <text:p>14116</text:p>
          </table:table-cell>
          <table:table-cell office:value-type="float" office:value="2.35202965863412" calcext:value-type="float">
            <text:p>2.3520296586</text:p>
          </table:table-cell>
          <table:table-cell office:value-type="float" office:value="0.422043101939003" calcext:value-type="float">
            <text:p>0.4220431019</text:p>
          </table:table-cell>
          <table:table-cell office:value-type="float" office:value="0.239765234903719" calcext:value-type="float">
            <text:p>0.2397652349</text:p>
          </table:table-cell>
          <table:table-cell office:value-type="float" office:value="1.51011066501823" calcext:value-type="float">
            <text:p>1.5101106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48513</text:p>
          </table:table-cell>
          <table:table-cell office:value-type="string" calcext:value-type="string">
            <text:p>organ development</text:p>
          </table:table-cell>
          <table:table-cell office:value-type="float" office:value="13" calcext:value-type="float">
            <text:p>13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0.00111952886003913" calcext:value-type="float">
            <text:p>1.12E-03</text:p>
          </table:table-cell>
          <table:table-cell office:value-type="string" calcext:value-type="string">
            <text:p>CEBPE, STAR, MYL1, KRT13, BCAN, HOMER1, LAMA2, AFP, KRT14, AHSP, APOH, 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1738" calcext:value-type="float">
            <text:p>1738</text:p>
          </table:table-cell>
          <table:table-cell office:value-type="float" office:value="14116" calcext:value-type="float">
            <text:p>14116</text:p>
          </table:table-cell>
          <table:table-cell office:value-type="float" office:value="2.77857186118345" calcext:value-type="float">
            <text:p>2.7785718612</text:p>
          </table:table-cell>
          <table:table-cell office:value-type="float" office:value="0.442738924874554" calcext:value-type="float">
            <text:p>0.4427389249</text:p>
          </table:table-cell>
          <table:table-cell office:value-type="float" office:value="0.1770889333453" calcext:value-type="float">
            <text:p>0.1770889333</text:p>
          </table:table-cell>
          <table:table-cell office:value-type="float" office:value="1.60973807486449" calcext:value-type="float">
            <text:p>1.60973807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44057</text:p>
          </table:table-cell>
          <table:table-cell office:value-type="string" calcext:value-type="string">
            <text:p>regulation of system process</text:p>
          </table:table-cell>
          <table:table-cell office:value-type="float" office:value="6" calcext:value-type="float">
            <text:p>6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0.00119381709388921" calcext:value-type="float">
            <text:p>1.19E-03</text:p>
          </table:table-cell>
          <table:table-cell office:value-type="string" calcext:value-type="string">
            <text:p>LAMA2, PPFIA3, STAR, BCAN, TNNI1, DMPK</text:p>
          </table:table-cell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office:value-type="float" office:value="14116" calcext:value-type="float">
            <text:p>14116</text:p>
          </table:table-cell>
          <table:table-cell office:value-type="float" office:value="7.21308124680634" calcext:value-type="float">
            <text:p>7.2130812468</text:p>
          </table:table-cell>
          <table:table-cell office:value-type="float" office:value="0.463959090070754" calcext:value-type="float">
            <text:p>0.4639590901</text:p>
          </table:table-cell>
          <table:table-cell office:value-type="float" office:value="0.144343440667703" calcext:value-type="float">
            <text:p>0.1443434407</text:p>
          </table:table-cell>
          <table:table-cell office:value-type="float" office:value="1.71569679521161" calcext:value-type="float">
            <text:p>1.71569679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07155</text:p>
          </table:table-cell>
          <table:table-cell office:value-type="string" calcext:value-type="string">
            <text:p>cell adhesion</text:p>
          </table:table-cell>
          <table:table-cell office:value-type="float" office:value="8" calcext:value-type="float">
            <text:p>8</text:p>
          </table:table-cell>
          <table:table-cell office:value-type="float" office:value="20.5128205128205" calcext:value-type="float">
            <text:p>20.5128205128</text:p>
          </table:table-cell>
          <table:table-cell office:value-type="float" office:value="0.00200252183680741" calcext:value-type="float">
            <text:p>2.00E-03</text:p>
          </table:table-cell>
          <table:table-cell office:value-type="string" calcext:value-type="string">
            <text:p>LAMA2, HAPLN1, CADM3, CDH15, MYBPC1, BCAN, CNTNAP2, CD6</text:p>
          </table:table-cell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office:value-type="float" office:value="14116" calcext:value-type="float">
            <text:p>14116</text:p>
          </table:table-cell>
          <table:table-cell office:value-type="float" office:value="4.24541353383459" calcext:value-type="float">
            <text:p>4.2454135338</text:p>
          </table:table-cell>
          <table:table-cell office:value-type="float" office:value="0.648787713201962" calcext:value-type="float">
            <text:p>0.6487877132</text:p>
          </table:table-cell>
          <table:table-cell office:value-type="float" office:value="0.188826152977748" calcext:value-type="float">
            <text:p>0.188826153</text:p>
          </table:table-cell>
          <table:table-cell office:value-type="float" office:value="2.86231537618089" calcext:value-type="float">
            <text:p>2.86231537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22610</text:p>
          </table:table-cell>
          <table:table-cell office:value-type="string" calcext:value-type="string">
            <text:p>biological adhesion</text:p>
          </table:table-cell>
          <table:table-cell office:value-type="float" office:value="8" calcext:value-type="float">
            <text:p>8</text:p>
          </table:table-cell>
          <table:table-cell office:value-type="float" office:value="20.5128205128205" calcext:value-type="float">
            <text:p>20.5128205128</text:p>
          </table:table-cell>
          <table:table-cell office:value-type="float" office:value="0.00201888269254618" calcext:value-type="float">
            <text:p>2.02E-03</text:p>
          </table:table-cell>
          <table:table-cell office:value-type="string" calcext:value-type="string">
            <text:p>LAMA2, HAPLN1, CADM3, CDH15, MYBPC1, BCAN, CNTNAP2, CD6</text:p>
          </table:table-cell>
          <table:table-cell office:value-type="float" office:value="38" calcext:value-type="float">
            <text:p>38</text:p>
          </table:table-cell>
          <table:table-cell office:value-type="float" office:value="701" calcext:value-type="float">
            <text:p>701</text:p>
          </table:table-cell>
          <table:table-cell office:value-type="float" office:value="14116" calcext:value-type="float">
            <text:p>14116</text:p>
          </table:table-cell>
          <table:table-cell office:value-type="float" office:value="4.23935730910729" calcext:value-type="float">
            <text:p>4.2393573091</text:p>
          </table:table-cell>
          <table:table-cell office:value-type="float" office:value="0.65178041474005" calcext:value-type="float">
            <text:p>0.6517804147</text:p>
          </table:table-cell>
          <table:table-cell office:value-type="float" office:value="0.161231332278103" calcext:value-type="float">
            <text:p>0.1612313323</text:p>
          </table:table-cell>
          <table:table-cell office:value-type="float" office:value="2.88538349546931" calcext:value-type="float">
            <text:p>2.8853834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TERM_BP_ALL</text:p>
          </table:table-cell>
          <table:table-cell office:value-type="string" calcext:value-type="string">
            <text:p>GO:0007275</text:p>
          </table:table-cell>
          <table:table-cell office:value-type="string" calcext:value-type="string">
            <text:p>multicellular organismal development</text:p>
          </table:table-cell>
          <table:table-cell office:value-type="float" office:value="16" calcext:value-type="float">
            <text:p>16</text:p>
          </table:table-cell>
          <table:table-cell office:value-type="float" office:value="41.025641025641" calcext:value-type="float">
            <text:p>41.0256410256</text:p>
          </table:table-cell>
          <table:table-cell office:value-type="float" office:value="0.00386099094618836" calcext:value-type="float">
            <text:p>3.86E-03</text:p>
          </table:table-cell>
          <table:table-cell office:value-type="string" calcext:value-type="string">
            <text:p>GDA, CEBPE, STAR, MYL1, KRT13, BCAN, HOMER1, LAMA2, AFP, AHSP, KRT14, BAI2, APOH, CNTNAP2, 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2865" calcext:value-type="float">
            <text:p>2865</text:p>
          </table:table-cell>
          <table:table-cell office:value-type="float" office:value="14116" calcext:value-type="float">
            <text:p>14116</text:p>
          </table:table-cell>
          <table:table-cell office:value-type="float" office:value="2.07454762560852" calcext:value-type="float">
            <text:p>2.0745476256</text:p>
          </table:table-cell>
          <table:table-cell office:value-type="float" office:value="0.867256702584145" calcext:value-type="float">
            <text:p>0.8672567026</text:p>
          </table:table-cell>
          <table:table-cell office:value-type="float" office:value="0.250595863520368" calcext:value-type="float">
            <text:p>0.2505958635</text:p>
          </table:table-cell>
          <table:table-cell office:value-type="float" office:value="5.45031132274911" calcext:value-type="float">
            <text:p>5.45031132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48168</text:p>
          </table:table-cell>
          <table:table-cell office:value-type="string" calcext:value-type="string">
            <text:p>regulation of neuronal synaptic plasticity</text:p>
          </table:table-cell>
          <table:table-cell office:value-type="float" office:value="3" calcext:value-type="float">
            <text:p>3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0.00398183612651135" calcext:value-type="float">
            <text:p>3.98E-03</text:p>
          </table:table-cell>
          <table:table-cell office:value-type="string" calcext:value-type="string">
            <text:p>PPFIA3, STAR, BCAN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4116" calcext:value-type="float">
            <text:p>14116</text:p>
          </table:table-cell>
          <table:table-cell office:value-type="float" office:value="30.9561403508772" calcext:value-type="float">
            <text:p>30.9561403509</text:p>
          </table:table-cell>
          <table:table-cell office:value-type="float" office:value="0.875402611993123" calcext:value-type="float">
            <text:p>0.875402612</text:p>
          </table:table-cell>
          <table:table-cell office:value-type="float" office:value="0.229205481942843" calcext:value-type="float">
            <text:p>0.2292054819</text:p>
          </table:table-cell>
          <table:table-cell office:value-type="float" office:value="5.61635032100142" calcext:value-type="float">
            <text:p>5.6163503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50804</text:p>
          </table:table-cell>
          <table:table-cell office:value-type="string" calcext:value-type="string">
            <text:p>regulation of synaptic transmission</text:p>
          </table:table-cell>
          <table:table-cell office:value-type="float" office:value="4" calcext:value-type="float">
            <text:p>4</text:p>
          </table:table-cell>
          <table:table-cell office:value-type="float" office:value="10.2564102564103" calcext:value-type="float">
            <text:p>10.2564102564</text:p>
          </table:table-cell>
          <table:table-cell office:value-type="float" office:value="0.00535008869520269" calcext:value-type="float">
            <text:p>5.35E-03</text:p>
          </table:table-cell>
          <table:table-cell office:value-type="string" calcext:value-type="string">
            <text:p>LAMA2, PPFIA3, STAR, BCAN</text:p>
          </table:table-cell>
          <table:table-cell office:value-type="float" office:value="38" calcext:value-type="float">
            <text:p>38</text:p>
          </table:table-cell>
          <table:table-cell office:value-type="float" office:value="136" calcext:value-type="float">
            <text:p>136</text:p>
          </table:table-cell>
          <table:table-cell office:value-type="float" office:value="14116" calcext:value-type="float">
            <text:p>14116</text:p>
          </table:table-cell>
          <table:table-cell office:value-type="float" office:value="10.9256965944272" calcext:value-type="float">
            <text:p>10.9256965944</text:p>
          </table:table-cell>
          <table:table-cell office:value-type="float" office:value="0.939204759388248" calcext:value-type="float">
            <text:p>0.9392047594</text:p>
          </table:table-cell>
          <table:table-cell office:value-type="float" office:value="0.267387375951816" calcext:value-type="float">
            <text:p>0.267387376</text:p>
          </table:table-cell>
          <table:table-cell office:value-type="float" office:value="7.47746311293595" calcext:value-type="float">
            <text:p>7.47746311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TERM_BP_ALL</text:p>
          </table:table-cell>
          <table:table-cell office:value-type="string" calcext:value-type="string">
            <text:p>GO:0032501</text:p>
          </table:table-cell>
          <table:table-cell office:value-type="string" calcext:value-type="string">
            <text:p>multicellular organismal process</text:p>
          </table:table-cell>
          <table:table-cell office:value-type="float" office:value="20" calcext:value-type="float">
            <text:p>20</text:p>
          </table:table-cell>
          <table:table-cell office:value-type="float" office:value="51.2820512820513" calcext:value-type="float">
            <text:p>51.2820512821</text:p>
          </table:table-cell>
          <table:table-cell office:value-type="float" office:value="0.00593099525997018" calcext:value-type="float">
            <text:p>5.93E-03</text:p>
          </table:table-cell>
          <table:table-cell office:value-type="string" calcext:value-type="string">
            <text:p>PPFIA3, GDA, CEBPE, STAR, MYBPC1, MYL1, BCAN, KRT13, HOMER1, DMPK, LAMA2, AFP, SCT, AHSP, KRT14, BAI2, APOH, CA4, CNTNAP2, GAP43</text:p>
          </table:table-cell>
          <table:table-cell office:value-type="float" office:value="38" calcext:value-type="float">
            <text:p>38</text:p>
          </table:table-cell>
          <table:table-cell office:value-type="float" office:value="4280" calcext:value-type="float">
            <text:p>4280</text:p>
          </table:table-cell>
          <table:table-cell office:value-type="float" office:value="14116" calcext:value-type="float">
            <text:p>14116</text:p>
          </table:table-cell>
          <table:table-cell office:value-type="float" office:value="1.73585833743237" calcext:value-type="float">
            <text:p>1.7358583374</text:p>
          </table:table-cell>
          <table:table-cell office:value-type="float" office:value="0.95518431593179" calcext:value-type="float">
            <text:p>0.9551843159</text:p>
          </table:table-cell>
          <table:table-cell office:value-type="float" office:value="0.266934125193595" calcext:value-type="float">
            <text:p>0.2669341252</text:p>
          </table:table-cell>
          <table:table-cell office:value-type="float" office:value="8.25723888306851" calcext:value-type="float">
            <text:p>8.25723888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51969</text:p>
          </table:table-cell>
          <table:table-cell office:value-type="string" calcext:value-type="string">
            <text:p>regulation of transmission of nerve impulse</text:p>
          </table:table-cell>
          <table:table-cell office:value-type="float" office:value="4" calcext:value-type="float">
            <text:p>4</text:p>
          </table:table-cell>
          <table:table-cell office:value-type="float" office:value="10.2564102564103" calcext:value-type="float">
            <text:p>10.2564102564</text:p>
          </table:table-cell>
          <table:table-cell office:value-type="float" office:value="0.00663536617245226" calcext:value-type="float">
            <text:p>6.64E-03</text:p>
          </table:table-cell>
          <table:table-cell office:value-type="string" calcext:value-type="string">
            <text:p>LAMA2, PPFIA3, STAR, BCAN</text:p>
          </table:table-cell>
          <table:table-cell office:value-type="float" office:value="38" calcext:value-type="float">
            <text:p>38</text:p>
          </table:table-cell>
          <table:table-cell office:value-type="float" office:value="147" calcext:value-type="float">
            <text:p>147</text:p>
          </table:table-cell>
          <table:table-cell office:value-type="float" office:value="14116" calcext:value-type="float">
            <text:p>14116</text:p>
          </table:table-cell>
          <table:table-cell office:value-type="float" office:value="10.1081274615109" calcext:value-type="float">
            <text:p>10.1081274615</text:p>
          </table:table-cell>
          <table:table-cell office:value-type="float" office:value="0.969044468098933" calcext:value-type="float">
            <text:p>0.9690444681</text:p>
          </table:table-cell>
          <table:table-cell office:value-type="float" office:value="0.270887761307484" calcext:value-type="float">
            <text:p>0.2708877613</text:p>
          </table:table-cell>
          <table:table-cell office:value-type="float" office:value="9.194538565662" calcext:value-type="float">
            <text:p>9.19453856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31644</text:p>
          </table:table-cell>
          <table:table-cell office:value-type="string" calcext:value-type="string">
            <text:p>regulation of neurological system process</text:p>
          </table:table-cell>
          <table:table-cell office:value-type="float" office:value="4" calcext:value-type="float">
            <text:p>4</text:p>
          </table:table-cell>
          <table:table-cell office:value-type="float" office:value="10.2564102564103" calcext:value-type="float">
            <text:p>10.2564102564</text:p>
          </table:table-cell>
          <table:table-cell office:value-type="float" office:value="0.00740754552819113" calcext:value-type="float">
            <text:p>7.41E-03</text:p>
          </table:table-cell>
          <table:table-cell office:value-type="string" calcext:value-type="string">
            <text:p>LAMA2, PPFIA3, STAR, BCAN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  <table:table-cell office:value-type="float" office:value="14116" calcext:value-type="float">
            <text:p>14116</text:p>
          </table:table-cell>
          <table:table-cell office:value-type="float" office:value="9.71173030615755" calcext:value-type="float">
            <text:p>9.7117303062</text:p>
          </table:table-cell>
          <table:table-cell office:value-type="float" office:value="0.979372526106259" calcext:value-type="float">
            <text:p>0.9793725261</text:p>
          </table:table-cell>
          <table:table-cell office:value-type="float" office:value="0.27633566319418" calcext:value-type="float">
            <text:p>0.2763356632</text:p>
          </table:table-cell>
          <table:table-cell office:value-type="float" office:value="10.2118222685653" calcext:value-type="float">
            <text:p>10.21182226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16" calcext:value-type="float">
            <text:p>16</text:p>
          </table:table-cell>
          <table:table-cell office:value-type="float" office:value="41.025641025641" calcext:value-type="float">
            <text:p>41.0256410256</text:p>
          </table:table-cell>
          <table:table-cell office:value-type="float" office:value="0.0096536020782825" calcext:value-type="float">
            <text:p>9.65E-03</text:p>
          </table:table-cell>
          <table:table-cell office:value-type="string" calcext:value-type="string">
            <text:p>GDA, CEBPE, STAR, MYL1, KRT13, BCAN, HOMER1, LAMA2, AFP, AHSP, KRT14, BAI2, APOH, CNTNAP2, 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3148" calcext:value-type="float">
            <text:p>3148</text:p>
          </table:table-cell>
          <table:table-cell office:value-type="float" office:value="14116" calcext:value-type="float">
            <text:p>14116</text:p>
          </table:table-cell>
          <table:table-cell office:value-type="float" office:value="1.88804922089213" calcext:value-type="float">
            <text:p>1.8880492209</text:p>
          </table:table-cell>
          <table:table-cell office:value-type="float" office:value="0.993677629644157" calcext:value-type="float">
            <text:p>0.9936776296</text:p>
          </table:table-cell>
          <table:table-cell office:value-type="float" office:value="0.322612906069477" calcext:value-type="float">
            <text:p>0.3226129061</text:p>
          </table:table-cell>
          <table:table-cell office:value-type="float" office:value="13.1108296686467" calcext:value-type="float">
            <text:p>13.11082966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TERM_BP_ALL</text:p>
          </table:table-cell>
          <table:table-cell office:value-type="string" calcext:value-type="string">
            <text:p>GO:0051239</text:p>
          </table:table-cell>
          <table:table-cell office:value-type="string" calcext:value-type="string">
            <text:p>regulation of multicellular organismal process</text:p>
          </table:table-cell>
          <table:table-cell office:value-type="float" office:value="8" calcext:value-type="float">
            <text:p>8</text:p>
          </table:table-cell>
          <table:table-cell office:value-type="float" office:value="20.5128205128205" calcext:value-type="float">
            <text:p>20.5128205128</text:p>
          </table:table-cell>
          <table:table-cell office:value-type="float" office:value="0.00989587844996663" calcext:value-type="float">
            <text:p>9.90E-03</text:p>
          </table:table-cell>
          <table:table-cell office:value-type="string" calcext:value-type="string">
            <text:p>LAMA2, PPFIA3, STAR, APOH, BCAN, TNNI1, CD14, DMPK</text:p>
          </table:table-cell>
          <table:table-cell office:value-type="float" office:value="38" calcext:value-type="float">
            <text:p>38</text:p>
          </table:table-cell>
          <table:table-cell office:value-type="float" office:value="937" calcext:value-type="float">
            <text:p>937</text:p>
          </table:table-cell>
          <table:table-cell office:value-type="float" office:value="14116" calcext:value-type="float">
            <text:p>14116</text:p>
          </table:table-cell>
          <table:table-cell office:value-type="float" office:value="3.1716002920856" calcext:value-type="float">
            <text:p>3.1716002921</text:p>
          </table:table-cell>
          <table:table-cell office:value-type="float" office:value="0.994435664724296" calcext:value-type="float">
            <text:p>0.9944356647</text:p>
          </table:table-cell>
          <table:table-cell office:value-type="float" office:value="0.309826798577485" calcext:value-type="float">
            <text:p>0.3098267986</text:p>
          </table:table-cell>
          <table:table-cell office:value-type="float" office:value="13.418275856836" calcext:value-type="float">
            <text:p>13.41827585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48167</text:p>
          </table:table-cell>
          <table:table-cell office:value-type="string" calcext:value-type="string">
            <text:p>regulation of synaptic plasticity</text:p>
          </table:table-cell>
          <table:table-cell office:value-type="float" office:value="3" calcext:value-type="float">
            <text:p>3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0.0121692322787517" calcext:value-type="float">
            <text:p>1.22E-02</text:p>
          </table:table-cell>
          <table:table-cell office:value-type="string" calcext:value-type="string">
            <text:p>PPFIA3, STAR, BCAN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14116" calcext:value-type="float">
            <text:p>14116</text:p>
          </table:table-cell>
          <table:table-cell office:value-type="float" office:value="17.4128289473684" calcext:value-type="float">
            <text:p>17.4128289474</text:p>
          </table:table-cell>
          <table:table-cell office:value-type="float" office:value="0.998323936280127" calcext:value-type="float">
            <text:p>0.9983239363</text:p>
          </table:table-cell>
          <table:table-cell office:value-type="float" office:value="0.346940574863997" calcext:value-type="float">
            <text:p>0.3469405749</text:p>
          </table:table-cell>
          <table:table-cell office:value-type="float" office:value="16.254207743674" calcext:value-type="float">
            <text:p>16.25420774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06810</text:p>
          </table:table-cell>
          <table:table-cell office:value-type="string" calcext:value-type="string">
            <text:p>transport</text:p>
          </table:table-cell>
          <table:table-cell office:value-type="float" office:value="14" calcext:value-type="float">
            <text:p>14</text:p>
          </table:table-cell>
          <table:table-cell office:value-type="float" office:value="35.8974358974359" calcext:value-type="float">
            <text:p>35.8974358974</text:p>
          </table:table-cell>
          <table:table-cell office:value-type="float" office:value="0.0129527134736287" calcext:value-type="float">
            <text:p>1.30E-02</text:p>
          </table:table-cell>
          <table:table-cell office:value-type="string" calcext:value-type="string">
            <text:p>PPFIA3, KCNJ15, CEBPE, STAR, MYL1, HBA2, RHAG, LCN2, AFP, SCT, LAX1, APOH, CD14, SNX20</text:p>
          </table:table-cell>
          <table:table-cell office:value-type="float" office:value="38" calcext:value-type="float">
            <text:p>38</text:p>
          </table:table-cell>
          <table:table-cell office:value-type="float" office:value="2629" calcext:value-type="float">
            <text:p>2629</text:p>
          </table:table-cell>
          <table:table-cell office:value-type="float" office:value="14116" calcext:value-type="float">
            <text:p>14116</text:p>
          </table:table-cell>
          <table:table-cell office:value-type="float" office:value="1.97817861504274" calcext:value-type="float">
            <text:p>1.978178615</text:p>
          </table:table-cell>
          <table:table-cell office:value-type="float" office:value="0.998892319360668" calcext:value-type="float">
            <text:p>0.9988923194</text:p>
          </table:table-cell>
          <table:table-cell office:value-type="float" office:value="0.346454377130093" calcext:value-type="float">
            <text:p>0.3464543771</text:p>
          </table:table-cell>
          <table:table-cell office:value-type="float" office:value="17.2113653248045" calcext:value-type="float">
            <text:p>17.21136532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31099</text:p>
          </table:table-cell>
          <table:table-cell office:value-type="string" calcext:value-type="string">
            <text:p>regeneration</text:p>
          </table:table-cell>
          <table:table-cell office:value-type="float" office:value="3" calcext:value-type="float">
            <text:p>3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0.0140457214545963" calcext:value-type="float">
            <text:p>1.40E-02</text:p>
          </table:table-cell>
          <table:table-cell office:value-type="string" calcext:value-type="string">
            <text:p>AFP, APOH, GAP43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14116" calcext:value-type="float">
            <text:p>14116</text:p>
          </table:table-cell>
          <table:table-cell office:value-type="float" office:value="16.1510297482838" calcext:value-type="float">
            <text:p>16.1510297483</text:p>
          </table:table-cell>
          <table:table-cell office:value-type="float" office:value="0.999378791984357" calcext:value-type="float">
            <text:p>0.999378792</text:p>
          </table:table-cell>
          <table:table-cell office:value-type="float" office:value="0.3523104570628" calcext:value-type="float">
            <text:p>0.3523104571</text:p>
          </table:table-cell>
          <table:table-cell office:value-type="float" office:value="18.5296573362807" calcext:value-type="float">
            <text:p>18.5296573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51234</text:p>
          </table:table-cell>
          <table:table-cell office:value-type="string" calcext:value-type="string">
            <text:p>establishment of localization</text:p>
          </table:table-cell>
          <table:table-cell office:value-type="float" office:value="14" calcext:value-type="float">
            <text:p>14</text:p>
          </table:table-cell>
          <table:table-cell office:value-type="float" office:value="35.8974358974359" calcext:value-type="float">
            <text:p>35.8974358974</text:p>
          </table:table-cell>
          <table:table-cell office:value-type="float" office:value="0.0140809787908534" calcext:value-type="float">
            <text:p>1.41E-02</text:p>
          </table:table-cell>
          <table:table-cell office:value-type="string" calcext:value-type="string">
            <text:p>PPFIA3, KCNJ15, CEBPE, STAR, MYL1, HBA2, RHAG, LCN2, AFP, SCT, LAX1, APOH, CD14, SNX20</text:p>
          </table:table-cell>
          <table:table-cell office:value-type="float" office:value="38" calcext:value-type="float">
            <text:p>38</text:p>
          </table:table-cell>
          <table:table-cell office:value-type="float" office:value="2656" calcext:value-type="float">
            <text:p>2656</text:p>
          </table:table-cell>
          <table:table-cell office:value-type="float" office:value="14116" calcext:value-type="float">
            <text:p>14116</text:p>
          </table:table-cell>
          <table:table-cell office:value-type="float" office:value="1.95806911857958" calcext:value-type="float">
            <text:p>1.9580691186</text:p>
          </table:table-cell>
          <table:table-cell office:value-type="float" office:value="0.999390280419894" calcext:value-type="float">
            <text:p>0.9993902804</text:p>
          </table:table-cell>
          <table:table-cell office:value-type="float" office:value="0.337179214616017" calcext:value-type="float">
            <text:p>0.3371792146</text:p>
          </table:table-cell>
          <table:table-cell office:value-type="float" office:value="18.5718545152631" calcext:value-type="float">
            <text:p>18.57185451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65008</text:p>
          </table:table-cell>
          <table:table-cell office:value-type="string" calcext:value-type="string">
            <text:p>regulation of biological quality</text:p>
          </table:table-cell>
          <table:table-cell office:value-type="float" office:value="9" calcext:value-type="float">
            <text:p>9</text:p>
          </table:table-cell>
          <table:table-cell office:value-type="float" office:value="23.0769230769231" calcext:value-type="float">
            <text:p>23.0769230769</text:p>
          </table:table-cell>
          <table:table-cell office:value-type="float" office:value="0.0336279562512767" calcext:value-type="float">
            <text:p>3.36E-02</text:p>
          </table:table-cell>
          <table:table-cell office:value-type="string" calcext:value-type="string">
            <text:p>AFP, PPFIA3, SCT, STAR, AHSP, APOH, BCAN, RHAG, DMPK</text:p>
          </table:table-cell>
          <table:table-cell office:value-type="float" office:value="38" calcext:value-type="float">
            <text:p>38</text:p>
          </table:table-cell>
          <table:table-cell office:value-type="float" office:value="1469" calcext:value-type="float">
            <text:p>1469</text:p>
          </table:table-cell>
          <table:table-cell office:value-type="float" office:value="14116" calcext:value-type="float">
            <text:p>14116</text:p>
          </table:table-cell>
          <table:table-cell office:value-type="float" office:value="2.27587689441439" calcext:value-type="float">
            <text:p>2.2758768944</text:p>
          </table:table-cell>
          <table:table-cell office:value-type="float" office:value="0.999999982406399" calcext:value-type="float">
            <text:p>0.9999999824</text:p>
          </table:table-cell>
          <table:table-cell office:value-type="float" office:value="0.609284378652524" calcext:value-type="float">
            <text:p>0.6092843787</text:p>
          </table:table-cell>
          <table:table-cell office:value-type="float" office:value="39.077505648431" calcext:value-type="float">
            <text:p>39.07750564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51179</text:p>
          </table:table-cell>
          <table:table-cell office:value-type="string" calcext:value-type="string">
            <text:p>localization</text:p>
          </table:table-cell>
          <table:table-cell office:value-type="float" office:value="14" calcext:value-type="float">
            <text:p>14</text:p>
          </table:table-cell>
          <table:table-cell office:value-type="float" office:value="35.8974358974359" calcext:value-type="float">
            <text:p>35.8974358974</text:p>
          </table:table-cell>
          <table:table-cell office:value-type="float" office:value="0.0357297208180908" calcext:value-type="float">
            <text:p>3.57E-02</text:p>
          </table:table-cell>
          <table:table-cell office:value-type="string" calcext:value-type="string">
            <text:p>PPFIA3, KCNJ15, CEBPE, STAR, MYL1, HBA2, RHAG, LCN2, AFP, SCT, LAX1, APOH, CD14, SNX20</text:p>
          </table:table-cell>
          <table:table-cell office:value-type="float" office:value="38" calcext:value-type="float">
            <text:p>38</text:p>
          </table:table-cell>
          <table:table-cell office:value-type="float" office:value="2993" calcext:value-type="float">
            <text:p>2993</text:p>
          </table:table-cell>
          <table:table-cell office:value-type="float" office:value="14116" calcext:value-type="float">
            <text:p>14116</text:p>
          </table:table-cell>
          <table:table-cell office:value-type="float" office:value="1.73759825557881" calcext:value-type="float">
            <text:p>1.7375982556</text:p>
          </table:table-cell>
          <table:table-cell office:value-type="float" office:value="0.999999994353703" calcext:value-type="float">
            <text:p>0.9999999944</text:p>
          </table:table-cell>
          <table:table-cell office:value-type="float" office:value="0.613109392168832" calcext:value-type="float">
            <text:p>0.6131093922</text:p>
          </table:table-cell>
          <table:table-cell office:value-type="float" office:value="40.9692150217754" calcext:value-type="float">
            <text:p>40.96921502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15669</text:p>
          </table:table-cell>
          <table:table-cell office:value-type="string" calcext:value-type="string">
            <text:p>gas transport</text:p>
          </table:table-cell>
          <table:table-cell office:value-type="float" office:value="2" calcext:value-type="float">
            <text:p>2</text:p>
          </table:table-cell>
          <table:table-cell office:value-type="float" office:value="5.12820512820513" calcext:value-type="float">
            <text:p>5.1282051282</text:p>
          </table:table-cell>
          <table:table-cell office:value-type="float" office:value="0.0461710813338176" calcext:value-type="float">
            <text:p>4.62E-02</text:p>
          </table:table-cell>
          <table:table-cell office:value-type="string" calcext:value-type="string">
            <text:p>HBA2, RHAG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4116" calcext:value-type="float">
            <text:p>14116</text:p>
          </table:table-cell>
          <table:table-cell office:value-type="float" office:value="41.2748538011696" calcext:value-type="float">
            <text:p>41.2748538012</text:p>
          </table:table-cell>
          <table:table-cell office:value-type="float" office:value="0.999999999980787" calcext:value-type="float">
            <text:p>1</text:p>
          </table:table-cell>
          <table:table-cell office:value-type="float" office:value="0.691187462332724" calcext:value-type="float">
            <text:p>0.6911874623</text:p>
          </table:table-cell>
          <table:table-cell office:value-type="float" office:value="49.583001007491" calcext:value-type="float">
            <text:p>49.5830010075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GOTERM_BP_ALL</text:p>
          </table:table-cell>
          <table:table-cell table:style-name="ce1" office:value-type="string" calcext:value-type="string">
            <text:p>GO:0019835</text:p>
          </table:table-cell>
          <table:table-cell table:style-name="ce1" office:value-type="string" calcext:value-type="string">
            <text:p>cytolysi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12820512820513" calcext:value-type="float">
            <text:p>5.1282051282</text:p>
          </table:table-cell>
          <table:table-cell table:style-name="ce3" office:value-type="float" office:value="0.0536618500272543" calcext:value-type="float">
            <text:p>5.37E-02</text:p>
          </table:table-cell>
          <table:table-cell table:style-name="ce1" office:value-type="string" calcext:value-type="string">
            <text:p>PRF1, GZMB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116" calcext:value-type="float">
            <text:p>14116</text:p>
          </table:table-cell>
          <table:table-cell table:style-name="ce1" office:value-type="float" office:value="35.3784461152882" calcext:value-type="float">
            <text:p>35.3784461153</text:p>
          </table:table-cell>
          <table:table-cell table:style-name="ce1" office:value-type="float" office:value="0.999999999999687" calcext:value-type="float">
            <text:p>1</text:p>
          </table:table-cell>
          <table:table-cell table:style-name="ce1" office:value-type="float" office:value="0.729824992271292" calcext:value-type="float">
            <text:p>0.7298249923</text:p>
          </table:table-cell>
          <table:table-cell table:style-name="ce1" office:value-type="float" office:value="55.025170482219" calcext:value-type="float">
            <text:p>55.0251704822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OTERM_BP_ALL</text:p>
          </table:table-cell>
          <table:table-cell table:style-name="ce1" office:value-type="string" calcext:value-type="string">
            <text:p>GO:0008038</text:p>
          </table:table-cell>
          <table:table-cell table:style-name="ce1" office:value-type="string" calcext:value-type="string">
            <text:p>neuron recogni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12820512820513" calcext:value-type="float">
            <text:p>5.1282051282</text:p>
          </table:table-cell>
          <table:table-cell table:style-name="ce3" office:value-type="float" office:value="0.0536618500272543" calcext:value-type="float">
            <text:p>5.37E-02</text:p>
          </table:table-cell>
          <table:table-cell table:style-name="ce1" office:value-type="string" calcext:value-type="string">
            <text:p>CNTNAP2, GAP4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4116" calcext:value-type="float">
            <text:p>14116</text:p>
          </table:table-cell>
          <table:table-cell table:style-name="ce1" office:value-type="float" office:value="35.3784461152882" calcext:value-type="float">
            <text:p>35.3784461153</text:p>
          </table:table-cell>
          <table:table-cell table:style-name="ce1" office:value-type="float" office:value="0.999999999999687" calcext:value-type="float">
            <text:p>1</text:p>
          </table:table-cell>
          <table:table-cell table:style-name="ce1" office:value-type="float" office:value="0.729824992271292" calcext:value-type="float">
            <text:p>0.7298249923</text:p>
          </table:table-cell>
          <table:table-cell table:style-name="ce1" office:value-type="float" office:value="55.025170482219" calcext:value-type="float">
            <text:p>55.0251704822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OTERM_BP_ALL</text:p>
          </table:table-cell>
          <table:table-cell table:style-name="ce1" office:value-type="string" calcext:value-type="string">
            <text:p>GO:0006942</text:p>
          </table:table-cell>
          <table:table-cell table:style-name="ce1" office:value-type="string" calcext:value-type="string">
            <text:p>regulation of striated muscle contrac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12820512820513" calcext:value-type="float">
            <text:p>5.1282051282</text:p>
          </table:table-cell>
          <table:table-cell table:style-name="ce3" office:value-type="float" office:value="0.0561460296334548" calcext:value-type="float">
            <text:p>5.61E-02</text:p>
          </table:table-cell>
          <table:table-cell table:style-name="ce1" office:value-type="string" calcext:value-type="string">
            <text:p>TNNI1, DMPK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4116" calcext:value-type="float">
            <text:p>14116</text:p>
          </table:table-cell>
          <table:table-cell table:style-name="ce1" office:value-type="float" office:value="33.7703349282297" calcext:value-type="float">
            <text:p>33.7703349282</text:p>
          </table:table-cell>
          <table:table-cell table:style-name="ce1" office:value-type="float" office:value="0.99999999999992" calcext:value-type="float">
            <text:p>1</text:p>
          </table:table-cell>
          <table:table-cell table:style-name="ce1" office:value-type="float" office:value="0.730568586585928" calcext:value-type="float">
            <text:p>0.7305685866</text:p>
          </table:table-cell>
          <table:table-cell table:style-name="ce1" office:value-type="float" office:value="56.7056369581298" calcext:value-type="float">
            <text:p>56.7056369581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OTERM_BP_ALL</text:p>
          </table:table-cell>
          <table:table-cell table:style-name="ce1" office:value-type="string" calcext:value-type="string">
            <text:p>GO:0006936</text:p>
          </table:table-cell>
          <table:table-cell table:style-name="ce1" office:value-type="string" calcext:value-type="string">
            <text:p>muscle contraction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69230769230769" calcext:value-type="float">
            <text:p>7.6923076923</text:p>
          </table:table-cell>
          <table:table-cell table:style-name="ce3" office:value-type="float" office:value="0.0607312447716405" calcext:value-type="float">
            <text:p>6.07E-02</text:p>
          </table:table-cell>
          <table:table-cell table:style-name="ce1" office:value-type="string" calcext:value-type="string">
            <text:p>MYBPC1, MYL1, HOMER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4116" calcext:value-type="float">
            <text:p>14116</text:p>
          </table:table-cell>
          <table:table-cell table:style-name="ce1" office:value-type="float" office:value="7.28379772961816" calcext:value-type="float">
            <text:p>7.2837977296</text:p>
          </table:table-cell>
          <table:table-cell table:style-name="ce1" office:value-type="float" office:value="0.999999999999994" calcext:value-type="float">
            <text:p>1</text:p>
          </table:table-cell>
          <table:table-cell table:style-name="ce1" office:value-type="float" office:value="0.744035463843268" calcext:value-type="float">
            <text:p>0.7440354638</text:p>
          </table:table-cell>
          <table:table-cell table:style-name="ce1" office:value-type="float" office:value="59.6548702871223" calcext:value-type="float">
            <text:p>59.6548702871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OTERM_BP_ALL</text:p>
          </table:table-cell>
          <table:table-cell table:style-name="ce1" office:value-type="string" calcext:value-type="string">
            <text:p>GO:0019226</text:p>
          </table:table-cell>
          <table:table-cell table:style-name="ce1" office:value-type="string" calcext:value-type="string">
            <text:p>transmission of nerve impuls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.2564102564103" calcext:value-type="float">
            <text:p>10.2564102564</text:p>
          </table:table-cell>
          <table:table-cell table:style-name="ce3" office:value-type="float" office:value="0.0632063887046095" calcext:value-type="float">
            <text:p>6.32E-02</text:p>
          </table:table-cell>
          <table:table-cell table:style-name="ce1" office:value-type="string" calcext:value-type="string">
            <text:p>PPFIA3, CNTNAP2, HOMER1, DMPK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4116" calcext:value-type="float">
            <text:p>14116</text:p>
          </table:table-cell>
          <table:table-cell table:style-name="ce1" office:value-type="float" office:value="4.24541353383459" calcext:value-type="float">
            <text:p>4.2454135338</text:p>
          </table:table-cell>
          <table:table-cell table:style-name="ce1" office:value-type="float" office:value="0.999999999999998" calcext:value-type="float">
            <text:p>1</text:p>
          </table:table-cell>
          <table:table-cell table:style-name="ce1" office:value-type="float" office:value="0.744185559904118" calcext:value-type="float">
            <text:p>0.7441855599</text:p>
          </table:table-cell>
          <table:table-cell table:style-name="ce1" office:value-type="float" office:value="61.1680684873824" calcext:value-type="float">
            <text:p>61.1680684874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OTERM_BP_ALL</text:p>
          </table:table-cell>
          <table:table-cell table:style-name="ce1" office:value-type="string" calcext:value-type="string">
            <text:p>GO:0031100</text:p>
          </table:table-cell>
          <table:table-cell table:style-name="ce1" office:value-type="string" calcext:value-type="string">
            <text:p>organ regeneratio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.12820512820513" calcext:value-type="float">
            <text:p>5.1282051282</text:p>
          </table:table-cell>
          <table:table-cell table:style-name="ce3" office:value-type="float" office:value="0.0660194525903395" calcext:value-type="float">
            <text:p>6.60E-02</text:p>
          </table:table-cell>
          <table:table-cell table:style-name="ce1" office:value-type="string" calcext:value-type="string">
            <text:p>AFP, APOH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116" calcext:value-type="float">
            <text:p>14116</text:p>
          </table:table-cell>
          <table:table-cell table:style-name="ce1" office:value-type="float" office:value="28.5748987854251" calcext:value-type="float">
            <text:p>28.57489878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46209760965233" calcext:value-type="float">
            <text:p>0.746209761</text:p>
          </table:table-cell>
          <table:table-cell table:style-name="ce1" office:value-type="float" office:value="62.8236354263718" calcext:value-type="float">
            <text:p>62.8236354264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OTERM_BP_ALL</text:p>
          </table:table-cell>
          <table:table-cell table:style-name="ce1" office:value-type="string" calcext:value-type="string">
            <text:p>GO:0003012</text:p>
          </table:table-cell>
          <table:table-cell table:style-name="ce1" office:value-type="string" calcext:value-type="string">
            <text:p>muscle system process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.69230769230769" calcext:value-type="float">
            <text:p>7.6923076923</text:p>
          </table:table-cell>
          <table:table-cell table:style-name="ce3" office:value-type="float" office:value="0.071515795090587" calcext:value-type="float">
            <text:p>7.15E-02</text:p>
          </table:table-cell>
          <table:table-cell table:style-name="ce1" office:value-type="string" calcext:value-type="string">
            <text:p>MYBPC1, MYL1, HOMER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4116" calcext:value-type="float">
            <text:p>14116</text:p>
          </table:table-cell>
          <table:table-cell table:style-name="ce1" office:value-type="float" office:value="6.63345864661654" calcext:value-type="float">
            <text:p>6.63345864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61782285101946" calcext:value-type="float">
            <text:p>0.7617822851</text:p>
          </table:table-cell>
          <table:table-cell table:style-name="ce1" office:value-type="float" office:value="65.870435791469" calcext:value-type="float">
            <text:p>65.8704357915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OTERM_BP_ALL</text:p>
          </table:table-cell>
          <table:table-cell table:style-name="ce1" office:value-type="string" calcext:value-type="string">
            <text:p>GO:0003008</text:p>
          </table:table-cell>
          <table:table-cell table:style-name="ce1" office:value-type="string" calcext:value-type="string">
            <text:p>system proces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0.5128205128205" calcext:value-type="float">
            <text:p>20.5128205128</text:p>
          </table:table-cell>
          <table:table-cell table:style-name="ce3" office:value-type="float" office:value="0.0923043063604932" calcext:value-type="float">
            <text:p>9.23E-02</text:p>
          </table:table-cell>
          <table:table-cell table:style-name="ce1" office:value-type="string" calcext:value-type="string">
            <text:p>PPFIA3, SCT, MYBPC1, MYL1, CNTNAP2, CA4, HOMER1, DMPK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03" calcext:value-type="float">
            <text:p>1503</text:p>
          </table:table-cell>
          <table:table-cell table:style-name="ce1" office:value-type="float" office:value="14116" calcext:value-type="float">
            <text:p>14116</text:p>
          </table:table-cell>
          <table:table-cell table:style-name="ce1" office:value-type="float" office:value="1.97723850544525" calcext:value-type="float">
            <text:p>1.97723850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5605775421465" calcext:value-type="float">
            <text:p>0.8356057754</text:p>
          </table:table-cell>
          <table:table-cell table:style-name="ce1" office:value-type="float" office:value="75.4157864463743" calcext:value-type="float">
            <text:p>75.4157864464</text:p>
          </table:table-cell>
          <table:table-cell table:style-name="ce1"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GO Term</text:p>
          </table:table-cell>
          <table:table-cell office:value-type="string" calcext:value-type="string">
            <text:p>Term Name</text:p>
          </table:table-cell>
          <table:table-cell office:value-type="string" calcext:value-type="string">
            <text:p>Gene Count</text:p>
          </table:table-cell>
          <table:table-cell/>
          <table:table-cell office:value-type="string" calcext:value-type="string">
            <text:p>P-Val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TERM_BP_ALL</text:p>
          </table:table-cell>
          <table:table-cell office:value-type="string" calcext:value-type="string">
            <text:p>GO:0032501</text:p>
          </table:table-cell>
          <table:table-cell office:value-type="string" calcext:value-type="string">
            <text:p>multicellular organismal process</text:p>
          </table:table-cell>
          <table:table-cell office:value-type="float" office:value="20" calcext:value-type="float">
            <text:p>20</text:p>
          </table:table-cell>
          <table:table-cell office:value-type="float" office:value="51.2820512820513" calcext:value-type="float">
            <text:p>51.2820512821</text:p>
          </table:table-cell>
          <table:table-cell office:value-type="float" office:value="0.00593099525997018" calcext:value-type="float">
            <text:p>5.93E-03</text:p>
          </table:table-cell>
          <table:table-cell office:value-type="string" calcext:value-type="string">
            <text:p>PPFIA3, GDA, CEBPE, STAR, MYBPC1, MYL1, BCAN, KRT13, HOMER1, DMPK, LAMA2, AFP, SCT, AHSP, KRT14, BAI2, APOH, CA4, CNTNAP2, GAP43</text:p>
          </table:table-cell>
          <table:table-cell office:value-type="float" office:value="38" calcext:value-type="float">
            <text:p>38</text:p>
          </table:table-cell>
          <table:table-cell office:value-type="float" office:value="4280" calcext:value-type="float">
            <text:p>4280</text:p>
          </table:table-cell>
          <table:table-cell office:value-type="float" office:value="14116" calcext:value-type="float">
            <text:p>14116</text:p>
          </table:table-cell>
          <table:table-cell office:value-type="float" office:value="1.73585833743237" calcext:value-type="float">
            <text:p>1.7358583374</text:p>
          </table:table-cell>
          <table:table-cell office:value-type="float" office:value="0.95518431593179" calcext:value-type="float">
            <text:p>0.9551843159</text:p>
          </table:table-cell>
          <table:table-cell office:value-type="float" office:value="0.266934125193595" calcext:value-type="float">
            <text:p>0.2669341252</text:p>
          </table:table-cell>
          <table:table-cell office:value-type="float" office:value="8.25723888306851" calcext:value-type="float">
            <text:p>8.25723888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48731</text:p>
          </table:table-cell>
          <table:table-cell office:value-type="string" calcext:value-type="string">
            <text:p>system development</text:p>
          </table:table-cell>
          <table:table-cell office:value-type="float" office:value="16" calcext:value-type="float">
            <text:p>16</text:p>
          </table:table-cell>
          <table:table-cell office:value-type="float" office:value="41.025641025641" calcext:value-type="float">
            <text:p>41.0256410256</text:p>
          </table:table-cell>
          <table:table-cell office:value-type="float" office:value="0.000433067538471025" calcext:value-type="float">
            <text:p>4.33E-04</text:p>
          </table:table-cell>
          <table:table-cell office:value-type="string" calcext:value-type="string">
            <text:p><text:s text:c="14"/>GDA, CEBPE, STAR, MYL1, KRT13, BCAN, HOMER1, LAMA2, AFP, AHSP, KRT14, BAI2, APOH, CNTNAP2, 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2330" calcext:value-type="float">
            <text:p>2330</text:p>
          </table:table-cell>
          <table:table-cell office:value-type="float" office:value="14116" calcext:value-type="float">
            <text:p>14116</text:p>
          </table:table-cell>
          <table:table-cell office:value-type="float" office:value="2.55089225208945" calcext:value-type="float">
            <text:p>2.5508922521</text:p>
          </table:table-cell>
          <table:table-cell table:number-columns-repeated="2" office:value-type="float" office:value="0.202369817271874" calcext:value-type="float">
            <text:p>0.2023698173</text:p>
          </table:table-cell>
          <table:table-cell office:value-type="float" office:value="0.625581049627089" calcext:value-type="float">
            <text:p>0.62558104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48856</text:p>
          </table:table-cell>
          <table:table-cell office:value-type="string" calcext:value-type="string">
            <text:p>anatomical structure development</text:p>
          </table:table-cell>
          <table:table-cell office:value-type="float" office:value="16" calcext:value-type="float">
            <text:p>16</text:p>
          </table:table-cell>
          <table:table-cell office:value-type="float" office:value="41.025641025641" calcext:value-type="float">
            <text:p>41.0256410256</text:p>
          </table:table-cell>
          <table:table-cell office:value-type="float" office:value="0.00104974744901441" calcext:value-type="float">
            <text:p>1.05E-03</text:p>
          </table:table-cell>
          <table:table-cell office:value-type="string" calcext:value-type="string">
            <text:p>GDA, CEBPE, STAR, MYL1, KRT13, BCAN, HOMER1, LAMA2, AFP, AHSP, KRT14, BAI2, APOH, CNTNAP2, 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2527" calcext:value-type="float">
            <text:p>2527</text:p>
          </table:table-cell>
          <table:table-cell office:value-type="float" office:value="14116" calcext:value-type="float">
            <text:p>14116</text:p>
          </table:table-cell>
          <table:table-cell office:value-type="float" office:value="2.35202965863412" calcext:value-type="float">
            <text:p>2.3520296586</text:p>
          </table:table-cell>
          <table:table-cell office:value-type="float" office:value="0.422043101939003" calcext:value-type="float">
            <text:p>0.4220431019</text:p>
          </table:table-cell>
          <table:table-cell office:value-type="float" office:value="0.239765234903719" calcext:value-type="float">
            <text:p>0.2397652349</text:p>
          </table:table-cell>
          <table:table-cell office:value-type="float" office:value="1.51011066501823" calcext:value-type="float">
            <text:p>1.5101106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48513</text:p>
          </table:table-cell>
          <table:table-cell office:value-type="string" calcext:value-type="string">
            <text:p>organ development</text:p>
          </table:table-cell>
          <table:table-cell office:value-type="float" office:value="13" calcext:value-type="float">
            <text:p>13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0.00111952886003913" calcext:value-type="float">
            <text:p>1.12E-03</text:p>
          </table:table-cell>
          <table:table-cell office:value-type="string" calcext:value-type="string">
            <text:p><text:s text:c="9"/>CEBPE, STAR, MYL1, KRT13, BCAN, HOMER1, LAMA2, AFP, <text:s text:c="10"/>KRT14, AHSP, APOH, <text:s text:c="17"/>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1738" calcext:value-type="float">
            <text:p>1738</text:p>
          </table:table-cell>
          <table:table-cell office:value-type="float" office:value="14116" calcext:value-type="float">
            <text:p>14116</text:p>
          </table:table-cell>
          <table:table-cell office:value-type="float" office:value="2.77857186118345" calcext:value-type="float">
            <text:p>2.7785718612</text:p>
          </table:table-cell>
          <table:table-cell office:value-type="float" office:value="0.442738924874554" calcext:value-type="float">
            <text:p>0.4427389249</text:p>
          </table:table-cell>
          <table:table-cell office:value-type="float" office:value="0.1770889333453" calcext:value-type="float">
            <text:p>0.1770889333</text:p>
          </table:table-cell>
          <table:table-cell office:value-type="float" office:value="1.60973807486449" calcext:value-type="float">
            <text:p>1.60973807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TERM_BP_ALL</text:p>
          </table:table-cell>
          <table:table-cell office:value-type="string" calcext:value-type="string">
            <text:p>GO:0007275</text:p>
          </table:table-cell>
          <table:table-cell office:value-type="string" calcext:value-type="string">
            <text:p>multicellular organismal development</text:p>
          </table:table-cell>
          <table:table-cell office:value-type="float" office:value="16" calcext:value-type="float">
            <text:p>16</text:p>
          </table:table-cell>
          <table:table-cell office:value-type="float" office:value="41.025641025641" calcext:value-type="float">
            <text:p>41.0256410256</text:p>
          </table:table-cell>
          <table:table-cell office:value-type="float" office:value="0.00386099094618836" calcext:value-type="float">
            <text:p>3.86E-03</text:p>
          </table:table-cell>
          <table:table-cell office:value-type="string" calcext:value-type="string">
            <text:p>GDA, CEBPE, STAR, MYL1, KRT13, BCAN, HOMER1, LAMA2, AFP, AHSP, KRT14, BAI2, APOH, CNTNAP2, 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2865" calcext:value-type="float">
            <text:p>2865</text:p>
          </table:table-cell>
          <table:table-cell office:value-type="float" office:value="14116" calcext:value-type="float">
            <text:p>14116</text:p>
          </table:table-cell>
          <table:table-cell office:value-type="float" office:value="2.07454762560852" calcext:value-type="float">
            <text:p>2.0745476256</text:p>
          </table:table-cell>
          <table:table-cell office:value-type="float" office:value="0.867256702584145" calcext:value-type="float">
            <text:p>0.8672567026</text:p>
          </table:table-cell>
          <table:table-cell office:value-type="float" office:value="0.250595863520368" calcext:value-type="float">
            <text:p>0.2505958635</text:p>
          </table:table-cell>
          <table:table-cell office:value-type="float" office:value="5.45031132274911" calcext:value-type="float">
            <text:p>5.45031132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16" calcext:value-type="float">
            <text:p>16</text:p>
          </table:table-cell>
          <table:table-cell office:value-type="float" office:value="41.025641025641" calcext:value-type="float">
            <text:p>41.0256410256</text:p>
          </table:table-cell>
          <table:table-cell office:value-type="float" office:value="0.0096536020782825" calcext:value-type="float">
            <text:p>9.65E-03</text:p>
          </table:table-cell>
          <table:table-cell office:value-type="string" calcext:value-type="string">
            <text:p>GDA, CEBPE, STAR, MYL1, KRT13, BCAN, HOMER1, LAMA2, AFP, AHSP, KRT14, BAI2, APOH, CNTNAP2, CA4, GAP43</text:p>
          </table:table-cell>
          <table:table-cell office:value-type="float" office:value="38" calcext:value-type="float">
            <text:p>38</text:p>
          </table:table-cell>
          <table:table-cell office:value-type="float" office:value="3148" calcext:value-type="float">
            <text:p>3148</text:p>
          </table:table-cell>
          <table:table-cell office:value-type="float" office:value="14116" calcext:value-type="float">
            <text:p>14116</text:p>
          </table:table-cell>
          <table:table-cell office:value-type="float" office:value="1.88804922089213" calcext:value-type="float">
            <text:p>1.8880492209</text:p>
          </table:table-cell>
          <table:table-cell office:value-type="float" office:value="0.993677629644157" calcext:value-type="float">
            <text:p>0.9936776296</text:p>
          </table:table-cell>
          <table:table-cell office:value-type="float" office:value="0.322612906069477" calcext:value-type="float">
            <text:p>0.3226129061</text:p>
          </table:table-cell>
          <table:table-cell office:value-type="float" office:value="13.1108296686467" calcext:value-type="float">
            <text:p>13.1108296686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06810</text:p>
          </table:table-cell>
          <table:table-cell office:value-type="string" calcext:value-type="string">
            <text:p>transport</text:p>
          </table:table-cell>
          <table:table-cell office:value-type="float" office:value="14" calcext:value-type="float">
            <text:p>14</text:p>
          </table:table-cell>
          <table:table-cell office:value-type="float" office:value="35.8974358974359" calcext:value-type="float">
            <text:p>35.8974358974</text:p>
          </table:table-cell>
          <table:table-cell office:value-type="float" office:value="0.0129527134736287" calcext:value-type="float">
            <text:p>1.30E-02</text:p>
          </table:table-cell>
          <table:table-cell office:value-type="string" calcext:value-type="string">
            <text:p>PPFIA3, KCNJ15, CEBPE, STAR, MYL1, HBA2, RHAG, LCN2, AFP, SCT, LAX1, APOH, CD14, SNX20</text:p>
          </table:table-cell>
          <table:table-cell office:value-type="float" office:value="38" calcext:value-type="float">
            <text:p>38</text:p>
          </table:table-cell>
          <table:table-cell office:value-type="float" office:value="2629" calcext:value-type="float">
            <text:p>2629</text:p>
          </table:table-cell>
          <table:table-cell office:value-type="float" office:value="14116" calcext:value-type="float">
            <text:p>14116</text:p>
          </table:table-cell>
          <table:table-cell office:value-type="float" office:value="1.97817861504274" calcext:value-type="float">
            <text:p>1.978178615</text:p>
          </table:table-cell>
          <table:table-cell office:value-type="float" office:value="0.998892319360668" calcext:value-type="float">
            <text:p>0.9988923194</text:p>
          </table:table-cell>
          <table:table-cell office:value-type="float" office:value="0.346454377130093" calcext:value-type="float">
            <text:p>0.3464543771</text:p>
          </table:table-cell>
          <table:table-cell office:value-type="float" office:value="17.2113653248045" calcext:value-type="float">
            <text:p>17.21136532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51234</text:p>
          </table:table-cell>
          <table:table-cell office:value-type="string" calcext:value-type="string">
            <text:p>establishment of localization</text:p>
          </table:table-cell>
          <table:table-cell office:value-type="float" office:value="14" calcext:value-type="float">
            <text:p>14</text:p>
          </table:table-cell>
          <table:table-cell office:value-type="float" office:value="35.8974358974359" calcext:value-type="float">
            <text:p>35.8974358974</text:p>
          </table:table-cell>
          <table:table-cell office:value-type="float" office:value="0.0140809787908534" calcext:value-type="float">
            <text:p>1.41E-02</text:p>
          </table:table-cell>
          <table:table-cell office:value-type="string" calcext:value-type="string">
            <text:p>PPFIA3, KCNJ15, CEBPE, STAR, MYL1, HBA2, RHAG, LCN2, AFP, SCT, LAX1, APOH, CD14, SNX20</text:p>
          </table:table-cell>
          <table:table-cell office:value-type="float" office:value="38" calcext:value-type="float">
            <text:p>38</text:p>
          </table:table-cell>
          <table:table-cell office:value-type="float" office:value="2656" calcext:value-type="float">
            <text:p>2656</text:p>
          </table:table-cell>
          <table:table-cell office:value-type="float" office:value="14116" calcext:value-type="float">
            <text:p>14116</text:p>
          </table:table-cell>
          <table:table-cell office:value-type="float" office:value="1.95806911857958" calcext:value-type="float">
            <text:p>1.9580691186</text:p>
          </table:table-cell>
          <table:table-cell office:value-type="float" office:value="0.999390280419894" calcext:value-type="float">
            <text:p>0.9993902804</text:p>
          </table:table-cell>
          <table:table-cell office:value-type="float" office:value="0.337179214616017" calcext:value-type="float">
            <text:p>0.3371792146</text:p>
          </table:table-cell>
          <table:table-cell office:value-type="float" office:value="18.5718545152631" calcext:value-type="float">
            <text:p>18.57185451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TERM_BP_ALL</text:p>
          </table:table-cell>
          <table:table-cell office:value-type="string" calcext:value-type="string">
            <text:p>GO:0051179</text:p>
          </table:table-cell>
          <table:table-cell office:value-type="string" calcext:value-type="string">
            <text:p>localization</text:p>
          </table:table-cell>
          <table:table-cell office:value-type="float" office:value="14" calcext:value-type="float">
            <text:p>14</text:p>
          </table:table-cell>
          <table:table-cell office:value-type="float" office:value="35.8974358974359" calcext:value-type="float">
            <text:p>35.8974358974</text:p>
          </table:table-cell>
          <table:table-cell office:value-type="float" office:value="0.0357297208180908" calcext:value-type="float">
            <text:p>3.57E-02</text:p>
          </table:table-cell>
          <table:table-cell office:value-type="string" calcext:value-type="string">
            <text:p>PPFIA3, KCNJ15, CEBPE, STAR, MYL1, HBA2, RHAG, LCN2, AFP, SCT, LAX1, APOH, CD14, SNX20</text:p>
          </table:table-cell>
          <table:table-cell office:value-type="float" office:value="38" calcext:value-type="float">
            <text:p>38</text:p>
          </table:table-cell>
          <table:table-cell office:value-type="float" office:value="2993" calcext:value-type="float">
            <text:p>2993</text:p>
          </table:table-cell>
          <table:table-cell office:value-type="float" office:value="14116" calcext:value-type="float">
            <text:p>14116</text:p>
          </table:table-cell>
          <table:table-cell office:value-type="float" office:value="1.73759825557881" calcext:value-type="float">
            <text:p>1.7375982556</text:p>
          </table:table-cell>
          <table:table-cell office:value-type="float" office:value="0.999999994353703" calcext:value-type="float">
            <text:p>0.9999999944</text:p>
          </table:table-cell>
          <table:table-cell office:value-type="float" office:value="0.613109392168832" calcext:value-type="float">
            <text:p>0.6131093922</text:p>
          </table:table-cell>
          <table:table-cell office:value-type="float" office:value="40.9692150217754" calcext:value-type="float">
            <text:p>40.9692150218</text:p>
          </table:table-cell>
          <table:table-cell table:number-columns-repeated="101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6T18:25:26.150673338</meta:creation-date>
    <dc:date>2014-04-26T22:19:08.160645879</dc:date>
    <meta:editing-duration>PT1H52M51S</meta:editing-duration>
    <meta:editing-cycles>1</meta:editing-cycles>
    <meta:document-statistic meta:table-count="1" meta:cell-count="550" meta:object-count="0"/>
    <meta:generator>LibreOffice/4.1.3.2$Linux_X86_64 LibreOffice_project/410m0$Build-2</meta:generator>
  </office:meta>
</office:document-meta>
</file>